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00000014B07215FD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1.356cm"/>
    </style:style>
    <style:style style:name="gr2" style:family="graphic" style:parent-style-name="standard">
      <style:graphic-properties draw:textarea-horizontal-align="justify" draw:textarea-vertical-align="middle" draw:auto-grow-height="false" fo:min-height="37.469cm" fo:min-width="31.885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4.503cm"/>
    </style:style>
    <style:style style:name="gr5" style:family="graphic" style:parent-style-name="standard">
      <style:graphic-properties draw:stroke="none" svg:stroke-color="#000000" draw:fill="none" draw:fill-color="#ffffff" fo:min-height="5.211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 fo:min-height="11.942cm" fo:min-width="58.555cm"/>
    </style:style>
    <style:style style:name="P1" style:family="paragraph">
      <style:paragraph-properties fo:text-align="center"/>
      <style:text-properties fo:font-size="96pt" style:font-size-asian="96pt" style:font-size-complex="96pt"/>
    </style:style>
    <style:style style:name="P2" style:family="paragraph">
      <style:paragraph-properties fo:text-align="center"/>
    </style:style>
    <style:style style:name="P3" style:family="paragraph">
      <style:text-properties fo:font-size="40pt" style:font-size-asian="40pt" style:font-size-complex="40pt"/>
    </style:style>
    <style:style style:name="T1" style:family="text">
      <style:text-properties fo:font-size="96pt" style:font-size-asian="96pt" style:font-size-complex="96pt"/>
    </style:style>
    <style:style style:name="T2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7.917cm" svg:height="11.606cm" svg:x="10.492cm" svg:y="3.11cm">
          <draw:text-box>
            <text:p text:style-name="P1"><text:span text:style-name="T1">A Language for the</text:span></text:p>
            <text:p text:style-name="P1"><text:span text:style-name="T1">Specification and Efficient Implementation of Type Systems</text:span></text:p>
          </draw:text-box>
        </draw:frame>
        <draw:custom-shape draw:style-name="gr2" draw:text-style-name="P2" draw:layer="layout" svg:width="32.385cm" svg:height="37.719cm" svg:x="7.096cm" svg:y="13.573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cm" svg:y1="75.422cm" svg:x2="118cm" svg:y2="75.422cm">
          <text:p/>
        </draw:line>
        <draw:frame draw:style-name="gr4" draw:text-style-name="P3" draw:layer="layout" svg:width="26.67cm" svg:height="6.551cm" svg:x="3.032cm" svg:y="76.638cm">
          <draw:text-box>
            <text:p text:style-name="P3"><text:span text:style-name="T2">Pascal Wittmann</text:span></text:p>
            <text:p text:style-name="P3"><text:span text:style-name="T2">TU Darmstadt</text:span></text:p>
            <text:p text:style-name="P3"><text:span text:style-name="T2">pascal.wittmann@stud.tu-darmstadt.de</text:span></text:p>
            <text:p text:style-name="P3"><text:span text:style-name="T2"/></text:p>
          </draw:text-box>
        </draw:frame>
        <draw:frame draw:style-name="gr5" draw:text-style-name="P3" draw:layer="layout" svg:width="23.241cm" svg:height="5.461cm" svg:x="29.313cm" svg:y="76.7cm">
          <draw:text-box>
            <text:p text:style-name="P3"><text:span text:style-name="T2">Sebastian Erdweg</text:span></text:p>
            <text:p text:style-name="P3"><text:span text:style-name="T2">TU Darmstadt</text:span></text:p>
            <text:p text:style-name="P3"><text:span text:style-name="T2">erdweg@informatik.tu-darmstadt.de</text:span></text:p>
          </draw:text-box>
        </draw:frame>
        <draw:frame draw:style-name="gr6" draw:text-style-name="P2" draw:layer="layout" svg:width="16.078cm" svg:height="6.655cm" svg:x="101.457cm" svg:y="76.006cm">
          <draw:image xlink:href="Pictures/10000201000003200000014B07215FD4.png" xlink:type="simple" xlink:show="embed" xlink:actuate="onLoad">
            <text:p/>
          </draw:image>
        </draw:frame>
        <draw:custom-shape draw:style-name="gr7" draw:text-style-name="P2" draw:layer="layout" svg:width="59.055cm" svg:height="12.192cm" svg:x="48.371cm" svg:y="13.06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5T17:59:44.687385847</meta:creation-date>
    <dc:date>2014-10-15T19:38:30.639685431</dc:date>
    <meta:editing-duration>PT4M6S</meta:editing-duration>
    <meta:editing-cycles>1</meta:editing-cycles>
    <meta:document-statistic meta:object-count="7"/>
    <meta:generator>LibreOfficeDev/4.3.1.2$Linux_X86_64 LibreOffice_project/430m0$Build-2</meta:generator>
  </office:meta>
</office:document-meta>
</file>